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b30f79e" officeooo:paragraph-rsid="0b30f79e"/>
    </style:style>
    <style:style style:name="P2" style:family="paragraph" style:parent-style-name="Standard">
      <style:text-properties style:font-name="DejaVu Sans" fo:font-weight="bold" officeooo:rsid="0b63a8f9" officeooo:paragraph-rsid="0b63a8f9" style:font-weight-asian="bold" style:font-weight-complex="bold"/>
    </style:style>
    <style:style style:name="P3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4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5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6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8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9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f9bdaa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7" style:family="paragraph" style:parent-style-name="Standard">
      <style:text-properties style:font-name="DejaVu Sans" fo:font-weight="normal" officeooo:rsid="0b43f044" officeooo:paragraph-rsid="0b43db55" style:font-weight-asian="normal" style:font-weight-complex="normal"/>
    </style:style>
    <style:style style:name="P28" style:family="paragraph" style:parent-style-name="Standard">
      <style:text-properties style:font-name="DejaVu Sans" fo:font-weight="normal" officeooo:rsid="0b63a8f9" officeooo:paragraph-rsid="0b63a8f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3" style:family="paragraph" style:parent-style-name="Standard">
      <style:text-properties style:font-name="DejaVu Sans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DejaVu Sans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ec90f55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faf8b4a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DejaVu Sans" officeooo:paragraph-rsid="0b6590ba"/>
    </style:style>
    <style:style style:name="P50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2" style:family="paragraph" style:parent-style-name="Standard">
      <style:text-properties style:font-name="DejaVu Sans" officeooo:paragraph-rsid="0ba2cc3c"/>
    </style:style>
    <style:style style:name="P53" style:family="paragraph" style:parent-style-name="Standard">
      <style:text-properties style:font-name="DejaVu Sans" officeooo:paragraph-rsid="0f4a8c12"/>
    </style:style>
    <style:style style:name="P54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5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6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7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8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59" style:family="paragraph" style:parent-style-name="Standard">
      <style:text-properties officeooo:paragraph-rsid="0fb7b486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6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6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6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6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6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6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6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7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7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3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74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75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7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79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46e18f" officeooo:paragraph-rsid="0faf8b4a" style:font-size-asian="9pt" style:font-weight-asian="bold" style:font-size-complex="9pt" style:font-weight-complex="bold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8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8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88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89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f7494b8"/>
    </style:style>
    <style:style style:name="P91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92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51f77" style:font-weight-asian="normal" style:font-weight-complex="normal"/>
    </style:style>
    <style:style style:name="T48" style:family="text">
      <style:text-properties fo:font-weight="normal" officeooo:rsid="0cb3b6b7" style:font-weight-asian="normal" style:font-weight-complex="normal"/>
    </style:style>
    <style:style style:name="T49" style:family="text">
      <style:text-properties fo:font-weight="normal" officeooo:rsid="0cb55f5b" style:font-weight-asian="normal" style:font-weight-complex="normal"/>
    </style:style>
    <style:style style:name="T50" style:family="text">
      <style:text-properties fo:font-weight="normal" officeooo:rsid="0cb74317" style:font-weight-asian="normal" style:font-weight-complex="normal"/>
    </style:style>
    <style:style style:name="T51" style:family="text">
      <style:text-properties fo:font-weight="normal" officeooo:rsid="0cbd8db0" style:font-weight-asian="normal" style:font-weight-complex="normal"/>
    </style:style>
    <style:style style:name="T52" style:family="text">
      <style:text-properties fo:font-weight="normal" officeooo:rsid="0cc1605e" style:font-weight-asian="normal" style:font-weight-complex="normal"/>
    </style:style>
    <style:style style:name="T53" style:family="text">
      <style:text-properties fo:font-weight="normal" officeooo:rsid="0cc28e97" style:font-weight-asian="normal" style:font-weight-complex="normal"/>
    </style:style>
    <style:style style:name="T54" style:family="text">
      <style:text-properties fo:font-weight="normal" officeooo:rsid="0cd22fc4" style:font-weight-asian="normal" style:font-weight-complex="normal"/>
    </style:style>
    <style:style style:name="T55" style:family="text">
      <style:text-properties fo:font-weight="normal" officeooo:rsid="0cd3b1ba" style:font-weight-asian="normal" style:font-weight-complex="normal"/>
    </style:style>
    <style:style style:name="T56" style:family="text">
      <style:text-properties fo:font-weight="normal" officeooo:rsid="0cdf2f8c" style:font-weight-asian="normal" style:font-weight-complex="normal"/>
    </style:style>
    <style:style style:name="T57" style:family="text">
      <style:text-properties fo:font-weight="normal" officeooo:rsid="0cdfc261" style:font-weight-asian="normal" style:font-weight-complex="normal"/>
    </style:style>
    <style:style style:name="T58" style:family="text">
      <style:text-properties fo:font-weight="normal" officeooo:rsid="0ce6ebfa" style:font-weight-asian="normal" style:font-weight-complex="normal"/>
    </style:style>
    <style:style style:name="T59" style:family="text">
      <style:text-properties fo:font-weight="normal" officeooo:rsid="0ce73c9e" style:font-weight-asian="normal" style:font-weight-complex="normal"/>
    </style:style>
    <style:style style:name="T60" style:family="text">
      <style:text-properties fo:font-weight="normal" officeooo:rsid="0ced4930" style:font-weight-asian="normal" style:font-weight-complex="normal"/>
    </style:style>
    <style:style style:name="T61" style:family="text">
      <style:text-properties fo:font-weight="normal" officeooo:rsid="0cf102c6" style:font-weight-asian="normal" style:font-weight-complex="normal"/>
    </style:style>
    <style:style style:name="T62" style:family="text">
      <style:text-properties fo:font-weight="normal" officeooo:rsid="0d08d266" style:font-weight-asian="normal" style:font-weight-complex="normal"/>
    </style:style>
    <style:style style:name="T63" style:family="text">
      <style:text-properties fo:font-weight="normal" officeooo:rsid="0d0e8c6e" style:font-weight-asian="normal" style:font-weight-complex="normal"/>
    </style:style>
    <style:style style:name="T64" style:family="text">
      <style:text-properties fo:font-weight="normal" officeooo:rsid="0d11d8b3" style:font-weight-asian="normal" style:font-weight-complex="normal"/>
    </style:style>
    <style:style style:name="T65" style:family="text">
      <style:text-properties fo:font-weight="normal" officeooo:rsid="0d1b1e96" style:font-weight-asian="normal" style:font-weight-complex="normal"/>
    </style:style>
    <style:style style:name="T66" style:family="text">
      <style:text-properties fo:font-weight="normal" officeooo:rsid="0d1cade1" style:font-weight-asian="normal" style:font-weight-complex="normal"/>
    </style:style>
    <style:style style:name="T67" style:family="text">
      <style:text-properties fo:font-weight="normal" officeooo:rsid="0d82799c" style:font-weight-asian="normal" style:font-weight-complex="normal"/>
    </style:style>
    <style:style style:name="T68" style:family="text">
      <style:text-properties fo:font-weight="normal" officeooo:rsid="0d858d30" style:font-weight-asian="normal" style:font-weight-complex="normal"/>
    </style:style>
    <style:style style:name="T69" style:family="text">
      <style:text-properties fo:font-weight="normal" officeooo:rsid="0d873988" style:font-weight-asian="normal" style:font-weight-complex="normal"/>
    </style:style>
    <style:style style:name="T70" style:family="text">
      <style:text-properties fo:font-weight="normal" officeooo:rsid="0d90d59a" style:font-weight-asian="normal" style:font-weight-complex="normal"/>
    </style:style>
    <style:style style:name="T71" style:family="text">
      <style:text-properties fo:font-weight="normal" officeooo:rsid="0dd83591" style:font-weight-asian="normal" style:font-weight-complex="normal"/>
    </style:style>
    <style:style style:name="T72" style:family="text">
      <style:text-properties fo:font-weight="normal" officeooo:rsid="0dea474b" style:font-weight-asian="normal" style:font-weight-complex="normal"/>
    </style:style>
    <style:style style:name="T73" style:family="text">
      <style:text-properties fo:font-weight="normal" officeooo:rsid="0df329fa" style:font-weight-asian="normal" style:font-weight-complex="normal"/>
    </style:style>
    <style:style style:name="T74" style:family="text">
      <style:text-properties fo:font-weight="normal" officeooo:rsid="0df3589e" style:font-weight-asian="normal" style:font-weight-complex="normal"/>
    </style:style>
    <style:style style:name="T75" style:family="text">
      <style:text-properties fo:font-weight="normal" officeooo:rsid="0df8e559" style:font-weight-asian="normal" style:font-weight-complex="normal"/>
    </style:style>
    <style:style style:name="T76" style:family="text">
      <style:text-properties fo:font-weight="normal" officeooo:rsid="0dfc5ad5" style:font-weight-asian="normal" style:font-weight-complex="normal"/>
    </style:style>
    <style:style style:name="T77" style:family="text">
      <style:text-properties fo:font-weight="normal" officeooo:rsid="0dfe4df5" style:font-weight-asian="normal" style:font-weight-complex="normal"/>
    </style:style>
    <style:style style:name="T78" style:family="text">
      <style:text-properties fo:font-weight="normal" officeooo:rsid="0e164f56" style:font-weight-asian="normal" style:font-weight-complex="normal"/>
    </style:style>
    <style:style style:name="T79" style:family="text">
      <style:text-properties fo:font-weight="normal" officeooo:rsid="0e2de29a" style:font-weight-asian="normal" style:font-weight-complex="normal"/>
    </style:style>
    <style:style style:name="T80" style:family="text">
      <style:text-properties fo:font-weight="normal" officeooo:rsid="0e35a281" style:font-weight-asian="normal" style:font-weight-complex="normal"/>
    </style:style>
    <style:style style:name="T81" style:family="text">
      <style:text-properties fo:font-weight="normal" officeooo:rsid="0e7e1b72" style:font-weight-asian="normal" style:font-weight-complex="normal"/>
    </style:style>
    <style:style style:name="T82" style:family="text">
      <style:text-properties fo:font-weight="normal" officeooo:rsid="0f15964a" style:font-weight-asian="normal" style:font-weight-complex="normal"/>
    </style:style>
    <style:style style:name="T83" style:family="text">
      <style:text-properties fo:font-weight="normal" officeooo:rsid="0f1665fb" style:font-weight-asian="normal" style:font-weight-complex="normal"/>
    </style:style>
    <style:style style:name="T84" style:family="text">
      <style:text-properties fo:font-weight="normal" officeooo:rsid="0f184456" style:font-weight-asian="normal" style:font-weight-complex="normal"/>
    </style:style>
    <style:style style:name="T85" style:family="text">
      <style:text-properties fo:font-weight="normal" officeooo:rsid="0f2c127c" style:font-weight-asian="normal" style:font-weight-complex="normal"/>
    </style:style>
    <style:style style:name="T86" style:family="text">
      <style:text-properties fo:font-weight="normal" officeooo:rsid="0e2ab47c" style:font-weight-asian="normal" style:font-weight-complex="normal"/>
    </style:style>
    <style:style style:name="T87" style:family="text">
      <style:text-properties fo:font-weight="normal" officeooo:rsid="0f1b8d80" style:font-weight-asian="normal" style:font-weight-complex="normal"/>
    </style:style>
    <style:style style:name="T88" style:family="text">
      <style:text-properties fo:font-weight="normal" officeooo:rsid="0f1f655b" style:font-weight-asian="normal" style:font-weight-complex="normal"/>
    </style:style>
    <style:style style:name="T89" style:family="text">
      <style:text-properties fo:font-weight="normal" officeooo:rsid="0fa5df7e" style:font-weight-asian="normal" style:font-weight-complex="normal"/>
    </style:style>
    <style:style style:name="T90" style:family="text">
      <style:text-properties fo:font-weight="normal" officeooo:rsid="0fa7c82e" style:font-weight-asian="normal" style:font-weight-complex="normal"/>
    </style:style>
    <style:style style:name="T91" style:family="text">
      <style:text-properties fo:font-weight="normal" officeooo:rsid="0faa624f" style:font-weight-asian="normal" style:font-weight-complex="normal"/>
    </style:style>
    <style:style style:name="T92" style:family="text">
      <style:text-properties fo:font-weight="normal" officeooo:rsid="0faa64b4" style:font-weight-asian="normal" style:font-weight-complex="normal"/>
    </style:style>
    <style:style style:name="T93" style:family="text">
      <style:text-properties fo:font-weight="normal" officeooo:rsid="0fabb1ff" style:font-weight-asian="normal" style:font-weight-complex="normal"/>
    </style:style>
    <style:style style:name="T94" style:family="text">
      <style:text-properties fo:font-weight="normal" officeooo:rsid="0fad2269" style:font-weight-asian="normal" style:font-weight-complex="normal"/>
    </style:style>
    <style:style style:name="T95" style:family="text">
      <style:text-properties fo:font-weight="normal" officeooo:rsid="0fb7b486" style:font-weight-asian="normal" style:font-weight-complex="normal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f9bdaa9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83c8ada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97a15a6" style:font-style-asian="italic" style:font-style-complex="italic"/>
    </style:style>
    <style:style style:name="T103" style:family="text">
      <style:text-properties fo:font-style="italic" officeooo:rsid="0b8ddee7" style:font-style-asian="italic" style:font-style-complex="italic"/>
    </style:style>
    <style:style style:name="T104" style:family="text">
      <style:text-properties fo:font-style="italic" officeooo:rsid="0716bceb" style:font-style-asian="italic" style:font-style-complex="italic"/>
    </style:style>
    <style:style style:name="T105" style:family="text">
      <style:text-properties fo:font-style="italic" officeooo:rsid="083c8ada" style:font-style-asian="italic" style:font-style-complex="italic"/>
    </style:style>
    <style:style style:name="T106" style:family="text">
      <style:text-properties fo:font-style="italic" officeooo:rsid="0ce6ed8d" style:font-style-asian="italic" style:font-style-complex="italic"/>
    </style:style>
    <style:style style:name="T107" style:family="text">
      <style:text-properties fo:font-style="italic" officeooo:rsid="08388490" style:font-style-asian="italic" style:font-style-complex="italic"/>
    </style:style>
    <style:style style:name="T108" style:family="text">
      <style:text-properties fo:font-style="italic" officeooo:rsid="0f9bdaa9" style:font-style-asian="italic" style:font-style-complex="italic"/>
    </style:style>
    <style:style style:name="T109" style:family="text">
      <style:text-properties fo:font-style="italic" officeooo:rsid="0fa31b40" style:font-style-asian="italic" style:font-style-complex="italic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716bceb" style:font-style-asian="normal" style:font-style-complex="normal"/>
    </style:style>
    <style:style style:name="T112" style:family="text">
      <style:text-properties fo:font-style="normal" officeooo:rsid="0b3d8491" style:font-style-asian="normal" style:font-style-complex="normal"/>
    </style:style>
    <style:style style:name="T113" style:family="text">
      <style:text-properties fo:font-style="normal" officeooo:rsid="071c4ff5" style:font-style-asian="normal" style:font-style-complex="normal"/>
    </style:style>
    <style:style style:name="T114" style:family="text">
      <style:text-properties fo:font-style="normal" officeooo:rsid="08388490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8388490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cbd8db0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d858d30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d82799c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bf45121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bf47653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fb273f3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fb457eb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f72ca9d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officeooo:rsid="0c5924ef" style:font-style-asian="normal" style:font-style-complex="normal"/>
    </style:style>
    <style:style style:name="T179" style:family="text">
      <style:text-properties fo:font-style="normal" style:text-underline-style="none" officeooo:rsid="0f72ca9d" style:font-style-asian="normal" style:font-style-complex="normal"/>
    </style:style>
    <style:style style:name="T180" style:family="text">
      <style:text-properties fo:font-style="normal" style:text-underline-style="none" officeooo:rsid="0755d39c" style:font-style-asian="normal" style:font-style-complex="normal"/>
    </style:style>
    <style:style style:name="T181" style:family="text">
      <style:text-properties fo:font-style="normal" style:text-underline-style="none" officeooo:rsid="0f96564e" style:font-style-asian="normal" style:font-style-complex="normal"/>
    </style:style>
    <style:style style:name="T182" style:family="text">
      <style:text-properties fo:font-style="normal" style:text-underline-style="none" officeooo:rsid="0f97bc0f" style:font-style-asian="normal" style:font-style-complex="normal"/>
    </style:style>
    <style:style style:name="T183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84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85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86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87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weight="normal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211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12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13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14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15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16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17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18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19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20" style:family="text">
      <style:text-properties fo:font-size="9pt" fo:font-weight="normal" officeooo:rsid="0fadd688" style:font-size-asian="9pt" style:font-weight-asian="normal" style:font-size-complex="9pt" style:font-weight-complex="normal"/>
    </style:style>
    <style:style style:name="T221" style:family="text">
      <style:text-properties fo:font-size="9pt" fo:font-weight="normal" officeooo:rsid="0faefd2f" style:font-size-asian="9pt" style:font-weight-asian="normal" style:font-size-complex="9pt" style:font-weight-complex="normal"/>
    </style:style>
    <style:style style:name="T222" style:family="text">
      <style:text-properties fo:font-size="9pt" style:font-size-asian="9pt" style:font-size-complex="9pt"/>
    </style:style>
    <style:style style:name="T223" style:family="text">
      <style:text-properties fo:font-size="9pt" officeooo:rsid="0716bceb" style:font-size-asian="9pt" style:font-size-complex="9pt"/>
    </style:style>
    <style:style style:name="T224" style:family="text">
      <style:text-properties fo:font-size="9pt" officeooo:rsid="071b3c17" style:font-size-asian="9pt" style:font-size-complex="9pt"/>
    </style:style>
    <style:style style:name="T225" style:family="text">
      <style:text-properties fo:font-size="9pt" officeooo:rsid="071c4ff5" style:font-size-asian="9pt" style:font-size-complex="9pt"/>
    </style:style>
    <style:style style:name="T226" style:family="text">
      <style:text-properties fo:font-size="9pt" officeooo:rsid="082e99d0" style:font-size-asian="9pt" style:font-size-complex="9pt"/>
    </style:style>
    <style:style style:name="T227" style:family="text">
      <style:text-properties fo:font-size="9pt" officeooo:rsid="0b49f672" style:font-size-asian="9pt" style:font-size-complex="9pt"/>
    </style:style>
    <style:style style:name="T228" style:family="text">
      <style:text-properties fo:font-size="9pt" officeooo:rsid="0b4a29b0" style:font-size-asian="9pt" style:font-size-complex="9pt"/>
    </style:style>
    <style:style style:name="T229" style:family="text">
      <style:text-properties fo:font-size="9pt" officeooo:rsid="0b4b9307" style:font-size-asian="9pt" style:font-size-complex="9pt"/>
    </style:style>
    <style:style style:name="T230" style:family="text">
      <style:text-properties fo:font-size="9pt" officeooo:rsid="0bc7b627" style:font-size-asian="9pt" style:font-size-complex="9pt"/>
    </style:style>
    <style:style style:name="T231" style:family="text">
      <style:text-properties fo:font-size="9pt" officeooo:rsid="0c204544" style:font-size-asian="9pt" style:font-size-complex="9pt"/>
    </style:style>
    <style:style style:name="T232" style:family="text">
      <style:text-properties fo:font-size="9pt" officeooo:rsid="0c2f6408" style:font-size-asian="9pt" style:font-size-complex="9pt"/>
    </style:style>
    <style:style style:name="T233" style:family="text">
      <style:text-properties fo:font-size="9pt" officeooo:rsid="0c8ed370" style:font-size-asian="9pt" style:font-size-complex="9pt"/>
    </style:style>
    <style:style style:name="T234" style:family="text">
      <style:text-properties fo:font-size="9pt" officeooo:rsid="0c922193" style:font-size-asian="9pt" style:font-size-complex="9pt"/>
    </style:style>
    <style:style style:name="T235" style:family="text">
      <style:text-properties fo:font-size="9pt" officeooo:rsid="0c96c4d2" style:font-size-asian="9pt" style:font-size-complex="9pt"/>
    </style:style>
    <style:style style:name="T236" style:family="text">
      <style:text-properties fo:font-size="9pt" officeooo:rsid="0d35e816" style:font-size-asian="9pt" style:font-size-complex="9pt"/>
    </style:style>
    <style:style style:name="T237" style:family="text">
      <style:text-properties fo:font-size="9pt" officeooo:rsid="0d7023ee" style:font-size-asian="9pt" style:font-size-complex="9pt"/>
    </style:style>
    <style:style style:name="T238" style:family="text">
      <style:text-properties fo:font-size="9pt" officeooo:rsid="0dcd2eca" style:font-size-asian="9pt" style:font-size-complex="9pt"/>
    </style:style>
    <style:style style:name="T239" style:family="text">
      <style:text-properties fo:font-size="9pt" officeooo:rsid="0dd22b58" style:font-size-asian="9pt" style:font-size-complex="9pt"/>
    </style:style>
    <style:style style:name="T240" style:family="text">
      <style:text-properties fo:font-size="9pt" officeooo:rsid="0ee933e9" style:font-size-asian="9pt" style:font-size-complex="9pt"/>
    </style:style>
    <style:style style:name="T241" style:family="text">
      <style:text-properties fo:font-size="9pt" officeooo:rsid="0eea3487" style:font-size-asian="9pt" style:font-size-complex="9pt"/>
    </style:style>
    <style:style style:name="T242" style:family="text">
      <style:text-properties fo:font-size="9pt" officeooo:rsid="0f219d1e" style:font-size-asian="9pt" style:font-size-complex="9pt"/>
    </style:style>
    <style:style style:name="T243" style:family="text">
      <style:text-properties fo:font-size="9pt" officeooo:rsid="0f248f3d" style:font-size-asian="9pt" style:font-size-complex="9pt"/>
    </style:style>
    <style:style style:name="T244" style:family="text">
      <style:text-properties fo:font-size="9pt" officeooo:rsid="0f263a52" style:font-size-asian="9pt" style:font-size-complex="9pt"/>
    </style:style>
    <style:style style:name="T245" style:family="text">
      <style:text-properties fo:font-size="9pt" officeooo:rsid="0f29bbc1" style:font-size-asian="9pt" style:font-size-complex="9pt"/>
    </style:style>
    <style:style style:name="T246" style:family="text">
      <style:text-properties fo:font-size="9pt" officeooo:rsid="0f2aba3c" style:font-size-asian="9pt" style:font-size-complex="9pt"/>
    </style:style>
    <style:style style:name="T247" style:family="text">
      <style:text-properties fo:font-size="9pt" officeooo:rsid="06f66ded" style:font-size-asian="9pt" style:font-size-complex="9pt"/>
    </style:style>
    <style:style style:name="T248" style:family="text">
      <style:text-properties fo:font-size="9pt" officeooo:rsid="0f60f761" style:font-size-asian="9pt" style:font-size-complex="9pt"/>
    </style:style>
    <style:style style:name="T24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style:font-size-asian="9pt" style:font-style-asian="normal" style:font-size-complex="9pt" style:font-style-complex="normal"/>
    </style:style>
    <style:style style:name="T353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54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55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56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57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58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59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60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61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62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63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64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65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68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69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92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weight="bold" style:font-size-asian="9pt" style:font-weight-asian="bold" style:font-size-complex="9pt" style:font-weight-complex="bold"/>
    </style:style>
    <style:style style:name="T394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95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96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97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98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99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400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401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402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403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40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05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406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07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08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409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410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411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412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413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14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15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16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17" style:family="text">
      <style:text-properties officeooo:rsid="0716bceb"/>
    </style:style>
    <style:style style:name="T418" style:family="text">
      <style:text-properties officeooo:rsid="08388490"/>
    </style:style>
    <style:style style:name="T419" style:family="text">
      <style:text-properties officeooo:rsid="09fc0454"/>
    </style:style>
    <style:style style:name="T420" style:family="text">
      <style:text-properties style:text-underline-style="none" fo:font-weight="normal" style:font-weight-asian="normal" style:font-weight-complex="normal"/>
    </style:style>
    <style:style style:name="T421" style:family="text">
      <style:text-properties style:text-underline-style="none" fo:font-weight="normal" officeooo:rsid="0b566c66" style:font-weight-asian="normal" style:font-weight-complex="normal"/>
    </style:style>
    <style:style style:name="T422" style:family="text">
      <style:text-properties style:text-underline-style="none" fo:font-weight="normal" officeooo:rsid="0b56a798" style:font-weight-asian="normal" style:font-weight-complex="normal"/>
    </style:style>
    <style:style style:name="T423" style:family="text">
      <style:text-properties style:text-underline-style="none" fo:font-weight="normal" officeooo:rsid="0b56ffad" style:font-weight-asian="normal" style:font-weight-complex="normal"/>
    </style:style>
    <style:style style:name="T424" style:family="text">
      <style:text-properties style:text-underline-style="none" fo:font-weight="normal" officeooo:rsid="0b5ae17c" style:font-weight-asian="normal" style:font-weight-complex="normal"/>
    </style:style>
    <style:style style:name="T425" style:family="text">
      <style:text-properties style:text-underline-style="none" fo:font-weight="normal" officeooo:rsid="0b5b43a8" style:font-weight-asian="normal" style:font-weight-complex="normal"/>
    </style:style>
    <style:style style:name="T426" style:family="text">
      <style:text-properties style:text-underline-style="none" fo:font-weight="normal" officeooo:rsid="0b5d4797" style:font-weight-asian="normal" style:font-weight-complex="normal"/>
    </style:style>
    <style:style style:name="T427" style:family="text">
      <style:text-properties style:text-underline-style="none" fo:font-weight="normal" officeooo:rsid="0b6073ba" style:font-weight-asian="normal" style:font-weight-complex="normal"/>
    </style:style>
    <style:style style:name="T428" style:family="text">
      <style:text-properties style:text-underline-style="none" fo:font-weight="normal" officeooo:rsid="0b61dc80" style:font-weight-asian="normal" style:font-weight-complex="normal"/>
    </style:style>
    <style:style style:name="T429" style:family="text">
      <style:text-properties style:text-underline-style="none" fo:font-weight="normal" officeooo:rsid="0b69438f" style:font-weight-asian="normal" style:font-weight-complex="normal"/>
    </style:style>
    <style:style style:name="T430" style:family="text">
      <style:text-properties style:text-underline-style="none" fo:font-weight="normal" officeooo:rsid="0b69ea75" style:font-weight-asian="normal" style:font-weight-complex="normal"/>
    </style:style>
    <style:style style:name="T431" style:family="text">
      <style:text-properties style:text-underline-style="none" fo:font-weight="normal" officeooo:rsid="0b6d0886" style:font-weight-asian="normal" style:font-weight-complex="normal"/>
    </style:style>
    <style:style style:name="T432" style:family="text">
      <style:text-properties style:text-underline-style="none" fo:font-weight="normal" officeooo:rsid="0b81b1cf" style:font-weight-asian="normal" style:font-weight-complex="normal"/>
    </style:style>
    <style:style style:name="T433" style:family="text">
      <style:text-properties style:text-underline-style="none" fo:font-weight="normal" officeooo:rsid="0b86463d" style:font-weight-asian="normal" style:font-weight-complex="normal"/>
    </style:style>
    <style:style style:name="T434" style:family="text">
      <style:text-properties style:text-underline-style="none" fo:font-weight="normal" officeooo:rsid="0b8ab976" style:font-weight-asian="normal" style:font-weight-complex="normal"/>
    </style:style>
    <style:style style:name="T435" style:family="text">
      <style:text-properties style:text-underline-style="none" fo:font-weight="normal" officeooo:rsid="0b8c78ef" style:font-weight-asian="normal" style:font-weight-complex="normal"/>
    </style:style>
    <style:style style:name="T436" style:family="text">
      <style:text-properties style:text-underline-style="none" fo:font-weight="normal" officeooo:rsid="0c5924ef" style:font-weight-asian="normal" style:font-weight-complex="normal"/>
    </style:style>
    <style:style style:name="T437" style:family="text">
      <style:text-properties style:text-underline-style="none" fo:font-weight="normal" officeooo:rsid="0c65a08e" style:font-weight-asian="normal" style:font-weight-complex="normal"/>
    </style:style>
    <style:style style:name="T438" style:family="text">
      <style:text-properties style:text-underline-style="none" fo:font-weight="normal" officeooo:rsid="0c67322e" style:font-weight-asian="normal" style:font-weight-complex="normal"/>
    </style:style>
    <style:style style:name="T439" style:family="text">
      <style:text-properties style:text-underline-style="none" fo:font-weight="normal" officeooo:rsid="0da53b82" style:font-weight-asian="normal" style:font-weight-complex="normal"/>
    </style:style>
    <style:style style:name="T440" style:family="text">
      <style:text-properties style:text-underline-style="none" fo:font-weight="normal" officeooo:rsid="0da86884" style:font-weight-asian="normal" style:font-weight-complex="normal"/>
    </style:style>
    <style:style style:name="T441" style:family="text">
      <style:text-properties style:text-underline-style="none" fo:font-weight="normal" officeooo:rsid="0daa2847" style:font-weight-asian="normal" style:font-weight-complex="normal"/>
    </style:style>
    <style:style style:name="T442" style:family="text">
      <style:text-properties style:text-underline-style="none" fo:font-weight="normal" officeooo:rsid="0daa4576" style:font-weight-asian="normal" style:font-weight-complex="normal"/>
    </style:style>
    <style:style style:name="T443" style:family="text">
      <style:text-properties style:text-underline-style="none" fo:font-weight="normal" officeooo:rsid="0dad4e6d" style:font-weight-asian="normal" style:font-weight-complex="normal"/>
    </style:style>
    <style:style style:name="T444" style:family="text">
      <style:text-properties style:text-underline-style="none" fo:font-weight="normal" officeooo:rsid="0daf2072" style:font-weight-asian="normal" style:font-weight-complex="normal"/>
    </style:style>
    <style:style style:name="T445" style:family="text">
      <style:text-properties style:text-underline-style="none" fo:font-weight="normal" officeooo:rsid="0db0f4c8" style:font-weight-asian="normal" style:font-weight-complex="normal"/>
    </style:style>
    <style:style style:name="T446" style:family="text">
      <style:text-properties style:text-underline-style="none" fo:font-weight="normal" officeooo:rsid="0db17989" style:font-weight-asian="normal" style:font-weight-complex="normal"/>
    </style:style>
    <style:style style:name="T447" style:family="text">
      <style:text-properties style:text-underline-style="none" fo:font-weight="normal" officeooo:rsid="0db3b9db" style:font-weight-asian="normal" style:font-weight-complex="normal"/>
    </style:style>
    <style:style style:name="T448" style:family="text">
      <style:text-properties style:text-underline-style="none" fo:font-weight="normal" officeooo:rsid="0db54d3a" style:font-weight-asian="normal" style:font-weight-complex="normal"/>
    </style:style>
    <style:style style:name="T449" style:family="text">
      <style:text-properties style:text-underline-style="none" fo:font-weight="normal" officeooo:rsid="0ea25c6b" style:font-weight-asian="normal" style:font-weight-complex="normal"/>
    </style:style>
    <style:style style:name="T450" style:family="text">
      <style:text-properties style:text-underline-style="none" fo:font-weight="normal" officeooo:rsid="0f1665fb" style:font-weight-asian="normal" style:font-weight-complex="normal"/>
    </style:style>
    <style:style style:name="T451" style:family="text">
      <style:text-properties style:text-underline-style="none" fo:font-weight="normal" officeooo:rsid="0f184456" style:font-weight-asian="normal" style:font-weight-complex="normal"/>
    </style:style>
    <style:style style:name="T452" style:family="text">
      <style:text-properties style:text-underline-style="none" fo:font-weight="normal" officeooo:rsid="0f19be6c" style:font-weight-asian="normal" style:font-weight-complex="normal"/>
    </style:style>
    <style:style style:name="T453" style:family="text">
      <style:text-properties style:text-underline-style="none" fo:font-weight="normal" officeooo:rsid="0f2d60ea" style:font-weight-asian="normal" style:font-weight-complex="normal"/>
    </style:style>
    <style:style style:name="T454" style:family="text">
      <style:text-properties style:text-underline-style="none" fo:font-weight="normal" officeooo:rsid="0b333eeb" style:font-weight-asian="normal" style:font-weight-complex="normal"/>
    </style:style>
    <style:style style:name="T455" style:family="text">
      <style:text-properties style:text-underline-style="none" fo:font-weight="normal" officeooo:rsid="0f0c56b4" style:font-weight-asian="normal" style:font-weight-complex="normal"/>
    </style:style>
    <style:style style:name="T456" style:family="text">
      <style:text-properties style:text-underline-style="none" fo:font-weight="normal" officeooo:rsid="0f0eb6c9" style:font-weight-asian="normal" style:font-weight-complex="normal"/>
    </style:style>
    <style:style style:name="T457" style:family="text">
      <style:text-properties style:text-underline-style="none" fo:font-weight="normal" officeooo:rsid="0f21063c" style:font-weight-asian="normal" style:font-weight-complex="normal"/>
    </style:style>
    <style:style style:name="T458" style:family="text">
      <style:text-properties style:text-underline-style="none" fo:font-weight="normal" officeooo:rsid="0fb622b6" style:font-weight-asian="normal" style:font-weight-complex="normal"/>
    </style:style>
    <style:style style:name="T459" style:family="text">
      <style:text-properties officeooo:rsid="0b8ddee7"/>
    </style:style>
    <style:style style:name="T460" style:family="text">
      <style:text-properties officeooo:rsid="0d09e420"/>
    </style:style>
    <style:style style:name="T461" style:family="text">
      <style:text-properties officeooo:rsid="0dd83591"/>
    </style:style>
    <style:style style:name="T462" style:family="text">
      <style:text-properties officeooo:rsid="0eec9b02"/>
    </style:style>
    <style:style style:name="T463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64" style:family="text">
      <style:text-properties officeooo:rsid="0f639372"/>
    </style:style>
    <style:style style:name="T465" style:family="text">
      <style:text-properties officeooo:rsid="0fb7b4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You’re a PC. </text:span><text:span text:style-name="T86">This playbook </text:span><text:span text:style-name="T87">has</text:span><text:span text:style-name="T86"> what you need to define yourself and drive the story. </text:span><text:span text:style-name="T88">Look it over. </text:span><text:span text:style-name="T454">T</text:span><text:span text:style-name="T455">he last two pages </text:span><text:span text:style-name="T456">cover </text:span><text:span text:style-name="T457">rules, but take a look around first.</text:span></text:p>
      <text:h text:style-name="Heading_20_2" text:outline-level="2">§ <text:span text:style-name="T464">Common </text:span>Resources</text:h>
      <text:p text:style-name="P59"><text:span text:style-name="T465">Name</text:span> ►<text:span text:style-name="T4"> </text:span><text:span text:style-name="T95">We gotta call you something.</text:span></text:p>
      <text:p text:style-name="Standard"/>
      <text:p text:style-name="Standard"/>
      <text:p text:style-name="Standard">Concept ► <text:span text:style-name="T4">What’s your deal? </text:span><text:span text:style-name="T23">Don’t just </text:span><text:span text:style-name="T35">put </text:span><text:span text:style-name="T23">a </text:span><text:span text:style-name="T72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6">⌞</text:span><text:span text:style-name="T97">Think for the camera</text:span><text:span text:style-name="T96">⌝</text:span><text:span text:style-name="T21">. </text:span><text:span text:style-name="T22">You can change or refine this as you play.</text:span></text:p>
      <text:p text:style-name="P27"/>
      <text:p text:style-name="P27"/>
      <text:p text:style-name="P27"/>
      <text:p text:style-name="P27"/>
      <text:p text:style-name="P27"/>
      <text:p text:style-name="P33"/>
      <text:p text:style-name="P33"/>
      <text:p text:style-name="P2">Drives ►<text:span text:style-name="T4"> What do you </text:span><text:span text:style-name="T82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69">1 is fine</text:span><text:span text:style-name="T33">, but 2</text:span><text:span text:style-name="T32"> </text:span><text:span text:style-name="T33">is </text:span><text:span text:style-name="T36">better for you.</text:span></text:p>
      <text:p text:style-name="P28"/>
      <text:p text:style-name="P34">1.</text:p>
      <text:p text:style-name="P34"/>
      <text:p text:style-name="P49"><text:span text:style-name="T314">2</text:span><text:span text:style-name="T253">.</text:span></text:p>
      <text:p text:style-name="P49"><text:span text:style-name="T253"/></text:p>
      <text:p text:style-name="P3"><text:span text:style-name="T461">🗣Profession </text:span>►<text:span text:style-name="T4"> </text:span><text:span text:style-name="T71">If y</text:span><text:span text:style-name="T73">ou’ve got a </text:span><text:span text:style-name="T76">trade</text:span><text:span text:style-name="T74"> or </text:span><text:span text:style-name="T73">career that </text:span><text:span text:style-name="T185">isn’t</text:span><text:span text:style-name="T73"> </text:span><text:span text:style-name="T78">covered by a </text:span><text:span text:style-name="T75">PC </text:span><text:span text:style-name="T73">playbook</text:span><text:span text:style-name="T71">, </text:span><text:span text:style-name="T77">put it here</text:span><text:span text:style-name="T71">. </text:span><text:span text:style-name="T83">This should be </text:span><text:span text:style-name="T85">something</text:span><text:span text:style-name="T83"> </text:span><text:span text:style-name="T84">many</text:span><text:span text:style-name="T83"> people </text:span><text:span text:style-name="T186">could</text:span><text:span text:style-name="T450"> do </text:span><text:span text:style-name="T451">in your </text:span><text:span text:style-name="T452">world</text:span><text:span text:style-name="T450">, but </text:span><text:span text:style-name="T453">most </text:span><text:span text:style-name="T450">don’t know how.</text:span></text:p>
      <text:p text:style-name="P3"><text:span text:style-name="T450"/></text:p>
      <text:p text:style-name="P3"><text:span text:style-name="T450"/></text:p>
      <text:p text:style-name="P4"><text:span text:style-name="T419">Health</text:span> ►<text:span text:style-name="T4"> </text:span><text:span text:style-name="T8">Health </text:span><text:span text:style-name="T9">abstractly </text:span><text:span text:style-name="T115">represents </text:span><text:span text:style-name="T118">the integrity and functionality </text:span><text:span text:style-name="T123">o</text:span><text:span text:style-name="T118">f your body, </text:span><text:span text:style-name="T122">mind, </text:span><text:span text:style-name="T124">and spirit</text:span><text:span text:style-name="T115">. </text:span><text:span text:style-name="T4">When you’re weakened or injured, you </text:span><text:span text:style-name="T310">⌞</text:span><text:span text:style-name="T96">take harm⌝</text:span><text:span text:style-name="T115">, </text:span><text:span text:style-name="T121">which might cause you to lose health</text:span><text:span text:style-name="T115">. </text:span><text:span text:style-name="T117"><text:s/></text:span><text:span text:style-name="T119">W</text:span><text:span text:style-name="T115">hen you </text:span><text:span text:style-name="T119">erase</text:span><text:span text:style-name="T115"> your last </text:span><text:span text:style-name="T120">health</text:span><text:span text:style-name="T115">, </text:span><text:span text:style-name="T310">⌞</text:span><text:span text:style-name="T96">you die⌝</text:span><text:span text:style-name="T115">.</text:span></text:p>
      <text:p text:style-name="P50"/>
      <text:p text:style-name="P5"><text:span text:style-name="T251">● </text:span><text:span text:style-name="T253">1. </text:span><text:span text:style-name="T252">▢ ▢ ▢ <text:s/></text:span><text:span text:style-name="T254">(Human)</text:span></text:p>
      <text:p text:style-name="P6"><text:span text:style-name="T251">△ </text:span><text:span text:style-name="T254">2. </text:span><text:span text:style-name="T252">▢ ▢ ▢ <text:s/></text:span><text:span text:style-name="T254">(Superhuman)</text:span></text:p>
      <text:p text:style-name="P7"><text:span text:style-name="T251">△ </text:span><text:span text:style-name="T255">3</text:span><text:span text:style-name="T254">. </text:span><text:span text:style-name="T252">▢ ▢ ▢ <text:s/></text:span><text:span text:style-name="T254">(</text:span><text:span text:style-name="T255">Boss-tier</text:span><text:span text:style-name="T254">)</text:span></text:p>
      <text:p text:style-name="P7"><text:span text:style-name="T254"/></text:p>
      <text:p text:style-name="P8"><text:span text:style-name="T353">R</text:span><text:span text:style-name="T352">esist </text:span><text:span text:style-name="T252">▢ ▢ </text:span><text:span text:style-name="T352">► </text:span><text:span text:style-name="T249">When you </text:span><text:span text:style-name="T256">make a roll and </text:span><text:span text:style-name="T249">don’t like the complications the GM </text:span><text:span text:style-name="T256">describes</text:span><text:span text:style-name="T250">, </text:span><text:span text:style-name="T249">you can </text:span><text:span text:style-name="T310">⌞</text:span><text:span text:style-name="T404">resist consequences</text:span><text:span text:style-name="T252">⌝</text:span><text:span text:style-name="T249">.</text:span></text:p>
      <text:p text:style-name="P8"><text:span text:style-name="T249"/></text:p>
      <text:p text:style-name="P9"><text:span text:style-name="T356">XP</text:span><text:span text:style-name="T352"> </text:span><text:span text:style-name="T252">▢ ▢ ▢ ▢ ▢ ▢ ▢ ▢ </text:span><text:span text:style-name="T357">►</text:span><text:span text:style-name="T252"> </text:span><text:span text:style-name="T260">You get XP </text:span><text:span text:style-name="T302">mostly for good </text:span><text:span text:style-name="T305">storytelling</text:span><text:span text:style-name="T302">.</text:span><text:span text:style-name="T260"> </text:span><text:span text:style-name="T259">When you fill your last XP, </text:span><text:span text:style-name="T310">⌞</text:span><text:span text:style-name="T405">level up⌝</text:span><text:span text:style-name="T303">.</text:span></text:p>
      <text:h text:style-name="Heading_20_2" text:outline-level="2">§ <text:span text:style-name="T464">Common </text:span>Aptitudes</text:h>
      <text:p text:style-name="P29"><text:span text:style-name="T222">These are </text:span><text:span text:style-name="T227">exciting </text:span><text:span text:style-name="T229">things</text:span><text:span text:style-name="T228"> </text:span><text:span text:style-name="T222">that </text:span><text:span text:style-name="T226">many</text:span><text:span text:style-name="T222"> could </text:span><text:span text:style-name="T242">get good at. </text:span><text:span text:style-name="T243">They broadly cover most things, but no list can be perfect.</text:span></text:p>
      <text:p text:style-name="P29"><text:span text:style-name="T230"/></text:p>
      <text:p text:style-name="P30"><text:span text:style-name="T401">○ </text:span><text:span text:style-name="T402">Expression</text:span><text:span text:style-name="T394"> </text:span><text:span text:style-name="T401">○ ○ ○</text:span><text:span text:style-name="T395"> ►</text:span><text:span text:style-name="T223"> </text:span><text:span text:style-name="T248">C</text:span><text:span text:style-name="T243">reating, </text:span><text:span text:style-name="T244">interpreting,</text:span><text:span text:style-name="T243"> or performing </text:span><text:span text:style-name="T246">representations of emotion or intellect</text:span><text:span text:style-name="T245">.</text:span></text:p>
      <text:p text:style-name="P30"><text:span text:style-name="T245"/></text:p>
      <text:p text:style-name="P31"><text:span text:style-name="T393">○ </text:span><text:span text:style-name="T400">Operation</text:span><text:span text:style-name="T394"> </text:span><text:span text:style-name="T393">○ ○ ○</text:span><text:span text:style-name="T395"> ►</text:span><text:span text:style-name="T222"> </text:span><text:span text:style-name="T240">R</text:span><text:span text:style-name="T231">un</text:span><text:span text:style-name="T233">ning</text:span><text:span text:style-name="T231">, pilot</text:span><text:span text:style-name="T233">ing</text:span><text:span text:style-name="T231">, or command</text:span><text:span text:style-name="T233">ing</text:span><text:span text:style-name="T231"> subtle or intricate </text:span><text:span text:style-name="T235">mechanisms</text:span><text:span text:style-name="T231"> to reap maximum performance.</text:span></text:p>
      <text:p text:style-name="P31"><text:span text:style-name="T231"/></text:p>
      <text:p text:style-name="P35"><text:span text:style-name="T1">○ </text:span><text:span text:style-name="T3">Administration </text:span><text:span text:style-name="T1">○ ○ ○</text:span><text:span text:style-name="T2"> ►</text:span><text:span text:style-name="T417"> Wrangling and managing minutiae—nothing slips through the cracks.</text:span></text:p>
      <text:p text:style-name="P35"/>
      <text:p text:style-name="P41"><text:span text:style-name="T110">○ </text:span><text:span text:style-name="T112">Nurturing</text:span><text:span text:style-name="T113"> </text:span><text:span text:style-name="T110">○ ○ ○ ►</text:span><text:span text:style-name="T115"> </text:span><text:span text:style-name="T145">P</text:span><text:span text:style-name="T127">rovid</text:span><text:span text:style-name="T132">ing</text:span><text:span text:style-name="T127"> just the right</text:span><text:span text:style-name="T126"> </text:span><text:span text:style-name="T130">encouragement, </text:span><text:span text:style-name="T126">support, </text:span><text:span text:style-name="T146">shelter</text:span><text:span text:style-name="T126">, or kick in the ass.</text:span></text:p>
      <text:p text:style-name="P41"><text:span text:style-name="T126"/></text:p>
      <text:p text:style-name="P31"><text:span text:style-name="T395">○ </text:span><text:span text:style-name="T399">Fighting</text:span><text:span text:style-name="T394"> </text:span><text:span text:style-name="T395">○ ○ ○ ►</text:span><text:span text:style-name="T223"> </text:span><text:span text:style-name="T241">C</text:span><text:span text:style-name="T237">oordinating, </text:span><text:span text:style-name="T236">applying, and resisting purposeful </text:span><text:span text:style-name="T238">violence or force with </text:span><text:span text:style-name="T239">scary familiarity.</text:span></text:p>
      <text:p text:style-name="P31"><text:span text:style-name="T239"/></text:p>
      <text:p text:style-name="P31"><text:span text:style-name="T395">○ </text:span><text:span text:style-name="T396">Athletics</text:span><text:span text:style-name="T394"> </text:span><text:span text:style-name="T395">○ ○ ○ ►</text:span><text:span text:style-name="T223"> </text:span><text:span text:style-name="T241">P</text:span><text:span text:style-name="T224">ush</text:span><text:span text:style-name="T234">ing</text:span><text:span text:style-name="T224"> yourself to the limit as you exert your body.</text:span></text:p>
      <text:p text:style-name="P31"><text:span text:style-name="T224"/></text:p>
      <text:p text:style-name="P51"><text:span text:style-name="T395">○ </text:span><text:span text:style-name="T397">Research </text:span><text:span text:style-name="T395">○ ○ ○ ►</text:span><text:span text:style-name="T189"> </text:span><text:span text:style-name="T201">D</text:span><text:span text:style-name="T193">iscover</text:span><text:span text:style-name="T195">ing</text:span><text:span text:style-name="T193">, </text:span><text:span text:style-name="T192">examin</text:span><text:span text:style-name="T195">ing</text:span><text:span text:style-name="T191">, </text:span><text:span text:style-name="T192">and analyz</text:span><text:span text:style-name="T195">ing</text:span><text:span text:style-name="T192"> </text:span><text:span text:style-name="T191">knowledge </text:span><text:span text:style-name="T194">that others would overlook.</text:span></text:p>
      <text:p text:style-name="P51"><text:span text:style-name="T194"/></text:p>
      <text:p text:style-name="P10"><text:span text:style-name="T223">○ </text:span><text:span text:style-name="T232">Engineering</text:span><text:span text:style-name="T225"> </text:span><text:span text:style-name="T223">○ ○ ○ ►</text:span><text:span text:style-name="T189"> </text:span><text:span text:style-name="T201">A</text:span><text:span text:style-name="T266">pply</text:span><text:span text:style-name="T268">ing</text:span><text:span text:style-name="T266"> knowledge and artifice to synthesize </text:span><text:span text:style-name="T289">novel</text:span><text:span text:style-name="T269"> </text:span><text:span text:style-name="T266">techniques </text:span><text:span text:style-name="T267">and</text:span><text:span text:style-name="T266"> artifacts.</text:span></text:p>
      <text:p text:style-name="P10"><text:span text:style-name="T266"/></text:p>
      <text:p text:style-name="P11"><text:span text:style-name="T354">○ </text:span><text:span text:style-name="T360">Relations</text:span><text:span text:style-name="T355"> </text:span><text:span text:style-name="T354">○ ○ ○ ►</text:span><text:span text:style-name="T251"> </text:span><text:span text:style-name="T311">M</text:span><text:span text:style-name="T296">anipulating</text:span><text:span text:style-name="T261">,</text:span><text:span text:style-name="T270"> </text:span><text:span text:style-name="T272">negotiating, </text:span><text:span text:style-name="T295">or navigating</text:span><text:span text:style-name="T261"> </text:span><text:span text:style-name="T351">interpersonal</text:span><text:span text:style-name="T297"> relationship</text:span><text:span text:style-name="T351">s</text:span><text:span text:style-name="T263"> </text:span><text:span text:style-name="T261">with </text:span><text:span text:style-name="T300">deep </text:span><text:span text:style-name="T298">empathy</text:span><text:span text:style-name="T264"> </text:span><text:span text:style-name="T261">and </text:span><text:span text:style-name="T299">insight</text:span><text:span text:style-name="T261">—</text:span><text:span text:style-name="T282">we</text:span><text:span text:style-name="T281"> get it, you fuck.</text:span></text:p>
      <text:p text:style-name="P11"><text:span text:style-name="T281"/></text:p>
      <text:p text:style-name="P12"><text:span text:style-name="T354">○ </text:span><text:span text:style-name="T358">Shady Shit </text:span><text:span text:style-name="T354">○ ○ ○ ►</text:span><text:span text:style-name="T251"> </text:span><text:span text:style-name="T311">P</text:span><text:span text:style-name="T257">ractic</text:span><text:span text:style-name="T270">ing</text:span><text:span text:style-name="T257"> the </text:span><text:span text:style-name="T272">secret</text:span><text:span text:style-name="T265"> </text:span><text:span text:style-name="T257">tricks of the trade for those who </text:span><text:span text:style-name="T258">lurk </text:span><text:span text:style-name="T262">beyond the edge of polite society</text:span><text:span text:style-name="T257">.</text:span></text:p>
      <text:p text:style-name="P12"><text:span text:style-name="T257"/></text:p>
      <text:p text:style-name="P13"><text:span text:style-name="T354">○ </text:span><text:span text:style-name="T363">🗣</text:span><text:span text:style-name="T359">Spooky </text:span><text:span text:style-name="T358">Shit </text:span><text:span text:style-name="T354">○ ○ ○ ►</text:span><text:span text:style-name="T251"> </text:span><text:span text:style-name="T311">I</text:span><text:span text:style-name="T271">nteracting with the weird, esoteric, and uncanny on its own terms—</text:span><text:span text:style-name="T312">or at least you think so.</text:span></text:p>
      <text:p text:style-name="P13"><text:span text:style-name="T312"/></text:p>
      <text:p text:style-name="P14"><text:span text:style-name="T354">○ </text:span><text:span text:style-name="T363">🗣</text:span><text:span text:style-name="T361">Profession</text:span><text:span text:style-name="T362">al Skills</text:span><text:span text:style-name="T355"> </text:span><text:span text:style-name="T354">○ ○ ○ ►</text:span><text:span text:style-name="T251"> </text:span><text:span text:style-name="T311">A</text:span><text:span text:style-name="T283">pplying </text:span><text:span text:style-name="T285">the </text:span><text:span text:style-name="T306">educated</text:span><text:span text:style-name="T288">, </text:span><text:span text:style-name="T304">practiced, or </text:span><text:span text:style-name="T307">specialized</text:span><text:span text:style-name="T288"> </text:span><text:span text:style-name="T284">knowledge and skills </text:span><text:span text:style-name="T285">of </text:span><text:span text:style-name="T304">your</text:span><text:span text:style-name="T287"> </text:span><text:span text:style-name="T309">trade or </text:span><text:span text:style-name="T308">p</text:span><text:span text:style-name="T304">rofession</text:span><text:span text:style-name="T286">.</text:span></text:p>
      <text:p text:style-name="P14"><text:span text:style-name="T286"/></text:p>
      <text:h text:style-name="Heading_20_2" text:outline-level="2"><text:span text:style-name="T460">§ Story</text:span> Moves</text:h>
      <text:p text:style-name="P52"><text:span text:style-name="T251">“</text:span><text:span text:style-name="T290">Someone” means </text:span><text:span text:style-name="T294">a person or </text:span><text:span text:style-name="T290">anything animate. “</text:span><text:span text:style-name="T292">Something” means </text:span><text:span text:style-name="T301">anything</text:span><text:span text:style-name="T293"> </text:span><text:span text:style-name="T292">inanimate.</text:span></text:p>
      <text:p text:style-name="P36"/>
      <text:p text:style-name="P53"><text:span text:style-name="T408">Fuck ‘em up</text:span><text:span text:style-name="T398"> ►</text:span><text:span text:style-name="T196"> </text:span><text:span text:style-name="T220">You want to injure, incapacitate, or kill someone</text:span><text:span text:style-name="T197">, </text:span><text:span text:style-name="T198">so y</text:span><text:span text:style-name="T190">ou </text:span><text:span text:style-name="T221">get your hands dirty.</text:span></text:p>
      <text:p text:style-name="P53"><text:span text:style-name="T313"/></text:p>
      <text:p text:style-name="P80"><text:span text:style-name="T409">Compel compliance</text:span><text:span text:style-name="T368"> ► </text:span><text:span text:style-name="T273">You want </text:span><text:span text:style-name="T291">someone</text:span><text:span text:style-name="T273"> </text:span><text:span text:style-name="T277">to </text:span><text:span text:style-name="T273">do </text:span><text:span text:style-name="T280">your will</text:span><text:span text:style-name="T273">, so you </text:span><text:span text:style-name="T279">direct, </text:span><text:span text:style-name="T278">entice, </text:span><text:span text:style-name="T274">coerce, </text:span><text:span text:style-name="T275">or force </text:span><text:span text:style-name="T276">them</text:span><text:span text:style-name="T273">.</text:span></text:p>
      <text:p text:style-name="P80"><text:span text:style-name="T273"/></text:p>
      <text:p text:style-name="P45"><text:span text:style-name="T109">Un-ass the area</text:span> ►<text:span text:style-name="T4"> </text:span><text:span text:style-name="T50">You don’t want </text:span><text:span text:style-name="T91">(</text:span><text:span text:style-name="T89">someone</text:span><text:span text:style-name="T91">)</text:span><text:span text:style-name="T89"> </text:span><text:span text:style-name="T50">to </text:span><text:span text:style-name="T92">get injured or hurt</text:span><text:span text:style-name="T133">, so y</text:span><text:span text:style-name="T6">ou </text:span><text:span text:style-name="T90">(help them) </text:span><text:span text:style-name="T37">dodge, evade, </text:span><text:span text:style-name="T93">flee, or </text:span><text:span text:style-name="T94">shelter from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 </text:span></text:p>
      <text:p text:style-name="P45"><text:span text:style-name="T6"/></text:p>
      <text:p text:style-name="P83"><text:span text:style-name="T105">Parkour!</text:span><text:span text:style-name="T114"> ►</text:span><text:span text:style-name="T153"> </text:span><text:span text:style-name="T154">You want to be </text:span><text:span text:style-name="T155">some other specific place</text:span><text:span text:style-name="T154">, urgently, </text:span><text:span text:style-name="T156">so you traverse terrain that’s</text:span><text:span text:style-name="T154"> challenging or dangerous in its own right</text:span><text:span text:style-name="T157">—</text:span><text:span text:style-name="T158">the terrain need not be concrete.</text:span></text:p>
      <text:p text:style-name="P80"><text:span text:style-name="T273"/></text:p>
      <text:p text:style-name="P81"><text:span text:style-name="T104">Make it chooch</text:span><text:span text:style-name="T111"> ►</text:span><text:span text:style-name="T116"> </text:span><text:span text:style-name="T134">You want a </text:span><text:span text:style-name="T129">broken, </text:span><text:span text:style-name="T131">unreliable,</text:span><text:span text:style-name="T129"> </text:span><text:span text:style-name="T128">or unfamiliar </text:span><text:span text:style-name="T140">mechanism or </text:span><text:span text:style-name="T116">artifact </text:span><text:span text:style-name="T136">to</text:span><text:span text:style-name="T116"> do </text:span><text:span text:style-name="T134">something useful</text:span><text:span text:style-name="T116">, </text:span><text:span text:style-name="T134">so you </text:span><text:span text:style-name="T137">roll up your sleeves </text:span><text:span text:style-name="T139">and</text:span><text:span text:style-name="T137"> </text:span><text:span text:style-name="T134">get to </text:span><text:span text:style-name="T135">work</text:span><text:span text:style-name="T138">.</text:span></text:p>
      <text:p text:style-name="P81"><text:span text:style-name="T138"/></text:p>
      <text:p text:style-name="P42"><text:span text:style-name="T101">Go apeshit</text:span> ►<text:span text:style-name="T4"> </text:span><text:span text:style-name="T48">You want </text:span><text:span text:style-name="T49">some </text:span><text:span text:style-name="T48">inanimate </text:span><text:span text:style-name="T49">object to stop working or existing, so you disrupt, </text:span><text:span text:style-name="T62">ruin</text:span><text:span text:style-name="T49">, or destroy it.</text:span></text:p>
      <text:p text:style-name="P46"><text:span text:style-name="T40"/></text:p>
      <text:p text:style-name="P47"><text:span text:style-name="T101">Medic!</text:span> ►<text:span text:style-name="T4"> </text:span><text:span text:style-name="T141">You want to stabilize </text:span><text:span text:style-name="T142">or improve </text:span><text:span text:style-name="T141">someone’s ⌞health⌝</text:span><text:span text:style-name="T52">, so you </text:span><text:span text:style-name="T46">attend</text:span><text:span text:style-name="T43"> </text:span><text:span text:style-name="T52">to their </text:span><text:span text:style-name="T4">injuries or illness.</text:span></text:p>
      <text:p text:style-name="P47"><text:span text:style-name="T4"/></text:p>
      <text:p text:style-name="P44"><text:span text:style-name="T101">Scope </text:span><text:span text:style-name="T106">it out</text:span> ►<text:span text:style-name="T4"> </text:span><text:span text:style-name="T53">You want more </text:span><text:span text:style-name="T60">details and </text:span><text:span text:style-name="T53">information about your surroundings</text:span><text:span text:style-name="T58"> or their </text:span><text:span text:style-name="T59">contents and </text:span><text:span text:style-name="T58">inhabitants</text:span><text:span text:style-name="T53">, so y</text:span><text:span text:style-name="T43">ou survey, observe, </text:span><text:span text:style-name="T47">and intuit</text:span><text:span text:style-name="T7">.</text:span></text:p>
      <text:p text:style-name="P44"><text:span text:style-name="T7"/></text:p>
      <text:p text:style-name="P48"><text:span text:style-name="T101">Connect the dots</text:span> ►<text:span text:style-name="T4"> </text:span><text:span text:style-name="T54">You want </text:span><text:span text:style-name="T56">to extract </text:span><text:span text:style-name="T57">useful</text:span><text:span text:style-name="T56"> information from </text:span><text:span text:style-name="T57">clues, </text:span><text:span text:style-name="T56">data, </text:span><text:span text:style-name="T57">or details</text:span><text:span text:style-name="T56"> you’ve got, </text:span><text:span text:style-name="T61">so you apply and collate </text:span><text:span text:style-name="T63">what you know</text:span><text:span text:style-name="T61">.</text:span></text:p>
      <text:p text:style-name="P48"><text:span text:style-name="T61"/></text:p>
      <text:p text:style-name="P46"><text:span text:style-name="T107">Schmooze ‘em</text:span><text:span text:style-name="T418"> ►</text:span><text:span text:style-name="T5"> </text:span><text:span text:style-name="T54">You want to</text:span><text:span text:style-name="T44"> build</text:span><text:span text:style-name="T5"> rapport, trust, </text:span><text:span text:style-name="T65">or </text:span><text:span text:style-name="T66">graces</text:span><text:span text:style-name="T5"> with someone, </text:span><text:span text:style-name="T54">so you do something you think they’ll like or respect.</text:span></text:p>
      <text:p text:style-name="P46"><text:span text:style-name="T54"/></text:p>
      <text:p text:style-name="P82"><text:span text:style-name="T101">Fool ‘em</text:span> ►<text:span text:style-name="T4"> </text:span><text:span text:style-name="T55">You want to control what someone believes, so y</text:span><text:span text:style-name="T45">ou deceive or misdirect</text:span><text:span text:style-name="T4"> </text:span><text:span text:style-name="T55">them</text:span><text:span text:style-name="T4">.</text:span></text:p>
      <text:p text:style-name="P82"><text:span text:style-name="T4"/></text:p>
      <text:p text:style-name="P84"><text:span text:style-name="T407">Go dark</text:span><text:span text:style-name="T393"> ►</text:span><text:span text:style-name="T188"> </text:span><text:span text:style-name="T202">You want to avoid the consequences of discovery or detection, </text:span><text:span text:style-name="T203">so you take precautions or </text:span><text:span text:style-name="T204">special </text:span><text:span text:style-name="T203">care.</text:span></text:p>
      <text:h text:style-name="Heading_20_2" text:outline-level="2"><text:soft-page-break/><text:span text:style-name="T462">§ Common </text:span>Moves</text:h>
      <text:p text:style-name="P15"><text:span text:style-name="T101">Resist consequences</text:span> ►<text:span text:style-name="T4"> </text:span><text:span text:style-name="T70">If y</text:span><text:span text:style-name="T315">ou don’t like the consequences or complications the GM </text:span><text:span text:style-name="T316">describes</text:span><text:span text:style-name="T315"> </text:span><text:span text:style-name="T317">when you </text:span><text:span text:style-name="T364">🡖🡓</text:span><text:span text:style-name="T250"> </text:span><text:span text:style-name="T318">on a </text:span><text:span text:style-name="T310">⌞</text:span><text:span text:style-name="T318">story move⌝,</text:span><text:span text:style-name="T250"> </text:span><text:span text:style-name="T256">speak up and </text:span><text:span text:style-name="T365">s</text:span><text:span text:style-name="T366">pend 1 Resist</text:span><text:span text:style-name="T319"> to </text:span><text:span text:style-name="T320">insist they invent something less drastic </text:span><text:span text:style-name="T321">instead. </text:span><text:span text:style-name="T322">This isn’t the same as </text:span><text:span text:style-name="T310">⌞</text:span><text:span text:style-name="T406">dispute fiction⌝</text:span><text:span text:style-name="T322">; resist consequences whenever you think it’s </text:span><text:span text:style-name="T323">advantageous</text:span><text:span text:style-name="T322"> </text:span><text:span text:style-name="T324">in-game.</text:span></text:p>
      <text:p text:style-name="P15"><text:span text:style-name="T324"/></text:p>
      <text:p text:style-name="P16"><text:span text:style-name="T102">Buy </text:span><text:span text:style-name="T101">Resist</text:span> ►<text:span text:style-name="T4"> </text:span><text:span text:style-name="T79">Any time you make a </text:span><text:span text:style-name="T310">⌞</text:span><text:span text:style-name="T143">story move⌝ and</text:span><text:span text:style-name="T79"> </text:span><text:span text:style-name="T247">🡕</text:span><text:span text:style-name="T364">🡒</text:span><text:span text:style-name="T250">, </text:span><text:span text:style-name="T325">you </text:span><text:span text:style-name="T326">can </text:span><text:span text:style-name="T325">announce that you wish to convert it to </text:span><text:span text:style-name="T364">🡖</text:span><text:span text:style-name="T250"> </text:span><text:span text:style-name="T325">and restore 1 Resist. </text:span><text:span text:style-name="T349">The GM has veto, but you </text:span><text:span text:style-name="T350">should suggest the</text:span><text:span text:style-name="T349"> complication or cost.</text:span></text:p>
      <text:p text:style-name="P16"><text:span text:style-name="T325"/></text:p>
      <text:p text:style-name="P91"><text:span text:style-name="T410">Lead the group</text:span><text:span text:style-name="T420"> ► </text:span><text:span text:style-name="T162">Spend 1 Resist. </text:span><text:span text:style-name="T437">Y</text:span><text:span text:style-name="T436">ou lead </text:span><text:span text:style-name="T438">others </text:span><text:span text:style-name="T436">in a </text:span><text:span text:style-name="T369">⌞</text:span><text:span text:style-name="T162">story move⌝ </text:span><text:span text:style-name="T164">where you’ll succeed or fail as a group</text:span><text:span text:style-name="T162">. </text:span><text:span text:style-name="T163">You r</text:span><text:span text:style-name="T162">oll the move as normal</text:span><text:span text:style-name="T178"> </text:span><text:span text:style-name="T163">and everyone canonically shares your result</text:span><text:span text:style-name="T162">. </text:span><text:span text:style-name="T168">Before you continue the story, use your result from the story move below:</text:span></text:p>
      <text:p text:style-name="P39"/>
      <text:p text:style-name="P85"><text:span text:style-name="T391">🡕</text:span><text:span text:style-name="T370"> You restore 1 Resist </text:span><text:span text:style-name="T371">and continue the story.</text:span></text:p>
      <text:p text:style-name="P87"><text:span text:style-name="T391">🡒🡖</text:span><text:span text:style-name="T372"> </text:span><text:span text:style-name="T373">E</text:span><text:span text:style-name="T374">veryone else rolls the same story move. </text:span><text:span text:style-name="T375">T</text:span><text:span text:style-name="T374">hey are free to describe </text:span><text:span text:style-name="T375">their actions </text:span><text:span text:style-name="T374">individually, </text:span><text:span text:style-name="T376">along with </text:span><text:span text:style-name="T374">what </text:span><text:span text:style-name="T377">aptitudes</text:span><text:span text:style-name="T374"> they’re </text:span><text:span text:style-name="T377">exercising</text:span><text:span text:style-name="T374">. </text:span><text:span text:style-name="T378">Their results don’t change the </text:span><text:span text:style-name="T379">story</text:span><text:span text:style-name="T378">, but i</text:span><text:span text:style-name="T374">f everyone </text:span><text:span text:style-name="T391">🡕🡒🡖</text:span><text:span text:style-name="T463">,</text:span><text:span text:style-name="T380"> </text:span><text:span text:style-name="T374">you </text:span><text:span text:style-name="T381">restore</text:span><text:span text:style-name="T374"> 1 Resist </text:span><text:span text:style-name="T389">before continuing </text:span><text:span text:style-name="T390">the story.</text:span></text:p>
      <text:p text:style-name="P86"/>
      <text:p text:style-name="P57">Grit your teeth<text:span text:style-name="T115"> </text:span><text:span text:style-name="T169">► </text:span><text:span text:style-name="T161">In order to resist or overcome some overwhelming feeling or compulsion, you summon all of your willpower and determination.</text:span></text:p>
      <text:p text:style-name="P57"><text:span text:style-name="T161"/></text:p>
      <text:p text:style-name="P58"><text:span text:style-name="T175">When you make this move, decide with the GM on </text:span><text:span text:style-name="T176">how much the feeling or compulsion resonates with your Concept and Drives</text:span><text:span text:style-name="T173">:</text:span></text:p>
      <text:list xml:id="list2224110111" text:style-name="L6">
        <text:list-item>
          <text:p text:style-name="P77"><text:span text:style-name="T179">⊞⌊−</text:span><text:span text:style-name="T181">1⌋ </text:span><text:span text:style-name="T177">if it reinforces your concept.</text:span></text:p>
        </text:list-item>
        <text:list-item>
          <text:p text:style-name="P73"><text:span text:style-name="T179">⊞⌊</text:span><text:span text:style-name="T182">+0⌋</text:span><text:span text:style-name="T177"> if it has nothing to do with your concept.</text:span></text:p>
        </text:list-item>
        <text:list-item>
          <text:p text:style-name="P73"><text:span text:style-name="T179">⊞⌊</text:span><text:span text:style-name="T182">+1⌋</text:span><text:span text:style-name="T177"> if it opposes your concept.</text:span></text:p>
        </text:list-item>
      </text:list>
      <text:p text:style-name="P58"><text:span text:style-name="T170"/></text:p>
      <text:p text:style-name="P76"><text:span text:style-name="T222">🡕</text:span><text:span text:style-name="T188"> </text:span><text:span text:style-name="T216">You resist or overcome the feeling/compulsion, and you get 1XP.</text:span></text:p>
      <text:p text:style-name="P90"><text:span text:style-name="T403">🡒</text:span><text:span text:style-name="T215"> </text:span><text:span text:style-name="T217">You resist or overcome the feeling/compulsion.</text:span></text:p>
      <text:p text:style-name="P72"><text:span text:style-name="T222">🡖</text:span><text:span text:style-name="T188"> </text:span><text:span text:style-name="T218">You suppress the feeling/compulsion, but it’s still there. </text:span><text:span text:style-name="T219">Choose a related</text:span><text:span text:style-name="T218"> ⌞status⌝ </text:span><text:span text:style-name="T219">to keep </text:span><text:span text:style-name="T218">for the rest of the scene.</text:span></text:p>
      <text:p text:style-name="P67"><text:span text:style-name="T180">🡓</text:span><text:span text:style-name="T171"> </text:span><text:span text:style-name="T172">You </text:span><text:span text:style-name="T174">spend 1 Resist </text:span><text:span text:style-name="T183">or</text:span><text:span text:style-name="T172"> succumb to the feeling/compulsion.</text:span></text:p>
      <text:p text:style-name="P78"><text:span text:style-name="T101">Take harm</text:span> ► <text:span text:style-name="T80">You take </text:span><text:span text:style-name="T310">⌞</text:span><text:span text:style-name="T144">harm</text:span><text:span text:style-name="T327">⌝</text:span><text:span text:style-name="T80"> when you’re injured or hurt in some way (or if a move says so). </text:span><text:span text:style-name="T328">Unless a move says specifically how much harm </text:span><text:span text:style-name="T329">you take</text:span><text:span text:style-name="T328">, </text:span><text:span text:style-name="T330">use the </text:span><text:span text:style-name="T331">harm scale </text:span><text:span text:style-name="T327">in the Meta playbook.</text:span></text:p>
      <text:p text:style-name="P37"/>
      <text:p text:style-name="P17"><text:span text:style-name="T327">W</text:span><text:span text:style-name="T249">hen you take harm, </text:span><text:span text:style-name="T332">take these steps:</text:span></text:p>
      <text:p text:style-name="P38"/>
      <text:list xml:id="list3092255436" text:style-name="L1">
        <text:list-item>
          <text:p text:style-name="P74"><text:span text:style-name="T249">Make any moves you </text:span><text:span text:style-name="T392">can</text:span><text:span text:style-name="T249"> make.</text:span></text:p>
        </text:list-item>
        <text:list-item>
          <text:p text:style-name="P60"><text:span text:style-name="T249">Make any moves you </text:span><text:span text:style-name="T392">must</text:span><text:span text:style-name="T249"> make.</text:span></text:p>
        </text:list-item>
        <text:list-item>
          <text:p text:style-name="P65"><text:span text:style-name="T332">Decide </text:span><text:span text:style-name="T333">if you have ⌞armor⌝ that </text:span><text:span text:style-name="T334">applies</text:span><text:span text:style-name="T333">.</text:span></text:p>
        </text:list-item>
        <text:list-item>
          <text:p text:style-name="P61"><text:span text:style-name="T335">If </text:span><text:span text:style-name="T336">now</text:span><text:span text:style-name="T337"> ⌊harm</text:span><text:span text:style-name="T338"> </text:span><text:span text:style-name="T335">≤ 0⌋, </text:span><text:span text:style-name="T339">this move is over. </text:span><text:span text:style-name="T340">Otherwise continue.</text:span></text:p>
        </text:list-item>
        <text:list-item>
          <text:p text:style-name="P62"><text:span text:style-name="T339">T</text:span><text:span text:style-name="T249">ell the GM how much harm you’re taking. They’ll roll </text:span><text:span text:style-name="T341">some dice </text:span><text:span text:style-name="T249">and </text:span><text:span text:style-name="T342">say </text:span><text:span text:style-name="T249">if </text:span><text:span text:style-name="T343">anything changes.</text:span></text:p>
        </text:list-item>
        <text:list-item>
          <text:p text:style-name="P66">Write down any status you may have gotten.</text:p>
        </text:list-item>
        <text:list-item>
          <text:p text:style-name="P66">Lose 1 health for each harm.</text:p>
        </text:list-item>
        <text:list-item>
          <text:p text:style-name="P63"><text:span text:style-name="T249">If you have 0 health, ⌞</text:span><text:span text:style-name="T404">you die⌝</text:span><text:span text:style-name="T249"> </text:span><text:span text:style-name="T344">and this </text:span><text:span text:style-name="T345">move is over.</text:span></text:p>
        </text:list-item>
        <text:list-item>
          <text:p text:style-name="P64"><text:span text:style-name="T249">Make any moves you </text:span><text:span text:style-name="T392">must</text:span><text:span text:style-name="T249"> make when you lose health (vs take harm).</text:span></text:p>
          <text:p text:style-name="P88"><text:span text:style-name="T249"/></text:p>
        </text:list-item>
      </text:list>
      <text:p text:style-name="P54"><text:span text:style-name="T367">A</text:span><text:span text:style-name="T352">rmor ►</text:span><text:span text:style-name="T249"> Armor is </text:span><text:span text:style-name="T346">worn</text:span><text:span text:style-name="T249"> to protect you from </text:span><text:span text:style-name="T310">⌞</text:span><text:span text:style-name="T249">harm⌝. </text:span><text:span text:style-name="T346">Armor has a rating in the range 1-3. </text:span><text:span text:style-name="T347">If it would make sense for your armor to protect you from the kind of harm you’re taking, reduce the harm by the armor’s rating.</text:span></text:p>
      <text:p text:style-name="P40"/>
      <text:p text:style-name="P18"><text:span text:style-name="T382">When determining the rating of armor, look at the </text:span><text:span text:style-name="T383">harm </text:span><text:span text:style-name="T382">scale and decide what </text:span><text:span text:style-name="T384">severity</text:span><text:span text:style-name="T385"> </text:span><text:span text:style-name="T382">of injury the armor would protect you from.</text:span></text:p>
      <text:p text:style-name="P18"><text:span text:style-name="T382"/></text:p>
      <text:p text:style-name="P19"><text:span text:style-name="T101">You die</text:span> ► <text:span text:style-name="T4">You’ve lost your last </text:span><text:span text:style-name="T310">⌞</text:span><text:span text:style-name="T4">health⌝ or a move says </text:span><text:span text:style-name="T125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2"/>
      <text:p text:style-name="P20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69">⌞</text:span><text:span text:style-name="T4">status⌝ of the GM’s choice. </text:span><text:span text:style-name="T16">Explain what happened </text:span><text:span text:style-name="T18">to the group.</text:span></text:p>
      <text:p text:style-name="P20"><text:span text:style-name="T18"/></text:p>
      <text:p text:style-name="P21"/>
      <text:p text:style-name="P79"><text:span text:style-name="T108">Recuperate health</text:span><text:span text:style-name="T103"> ►</text:span><text:span text:style-name="T147"> </text:span><text:span text:style-name="T148">If you don’t have access to accelerated healing, you can heal naturally by resting and recuperating. It takes 1 month of limited exertion to heal 1 health. </text:span><text:span text:style-name="T151">Any time</text:span><text:span text:style-name="T148"> you engage in </text:span><text:span text:style-name="T152">an</text:span><text:span text:style-name="T148"> activity that would strain or exert the injured part of your body, </text:span><text:span text:style-name="T149">you </text:span><text:span text:style-name="T150">make no </text:span><text:span text:style-name="T149">progress </text:span><text:span text:style-name="T150">healing </text:span><text:span text:style-name="T149">that week</text:span><text:span text:style-name="T148">. If you </text:span><text:span text:style-name="T159">lose health again </text:span><text:span text:style-name="T160">while healing</text:span><text:span text:style-name="T159">, </text:span><text:span text:style-name="T148">start over.</text:span></text:p>
      <text:p text:style-name="P25"><text:span text:style-name="T103"/></text:p>
      <text:p text:style-name="P24"><text:span text:style-name="T103">Earn </text:span><text:span text:style-name="T101">XP</text:span> ►<text:span text:style-name="T4"> </text:span><text:span text:style-name="T26">When you finish a play session</text:span><text:span text:style-name="T421">, </text:span><text:span text:style-name="T422">it’s time to </text:span><text:span text:style-name="T430">decide</text:span><text:span text:style-name="T422"> what ⌞XP⌝ you’ve earned</text:span><text:span text:style-name="T428">. </text:span><text:span text:style-name="T422">Talk as a group about this: maybe they remember something you forgot. </text:span><text:span text:style-name="T423">Ultimately, though, it’s up to you.</text:span></text:p>
      <text:p text:style-name="P55"/>
      <text:p text:style-name="P26"><text:span text:style-name="T423">Y</text:span><text:span text:style-name="T420">ou get 1 XP for each item </text:span><text:span text:style-name="T433">below that</text:span><text:span text:style-name="T420"> you </text:span><text:span text:style-name="T429">(not the GM) </text:span><text:span text:style-name="T420">think is true for this play session. </text:span><text:span text:style-name="T434">Y</text:span><text:span text:style-name="T433">ou can only take </text:span><text:span text:style-name="T434">each item </text:span><text:span text:style-name="T433">once, even if you did the thing multiple times in the session.</text:span></text:p>
      <text:p text:style-name="P56"/>
      <text:list xml:id="list2933924489" text:style-name="L2">
        <text:list-item>
          <text:p text:style-name="P75"><text:span text:style-name="T439">A</text:span><text:span text:style-name="T420">t no point did </text:span><text:span text:style-name="T100">⌞you die⌝</text:span><text:span text:style-name="T161">.</text:span></text:p>
        </text:list-item>
        <text:list-item>
          <text:p text:style-name="P68"><text:span text:style-name="T439">Y</text:span><text:span text:style-name="T420">ou made a particularly badass </text:span><text:span text:style-name="T442">or clutch</text:span><text:span text:style-name="T420"> </text:span><text:span text:style-name="T161">⌞</text:span><text:span text:style-name="T166">story move⌝</text:span><text:span text:style-name="T420"> that </text:span><text:span text:style-name="T427">reinforced your</text:span><text:span text:style-name="T424"> Concept.</text:span></text:p>
        </text:list-item>
        <text:list-item>
          <text:p text:style-name="P69"><text:span text:style-name="T439">Y</text:span><text:span text:style-name="T420">ou </text:span><text:span text:style-name="T426">suffered</text:span><text:span text:style-name="T420"> a particularly painful (or hilarious) blunder </text:span><text:span text:style-name="T431">as a result of</text:span><text:span text:style-name="T420"> </text:span><text:span text:style-name="T425">playing to your Concept—</text:span><text:span text:style-name="T440">this </text:span><text:span text:style-name="T184">doesn’t</text:span><text:span text:style-name="T440"> have to be a </text:span><text:span text:style-name="T458">bad</text:span><text:span text:style-name="T441"> roll.</text:span></text:p>
        </text:list-item>
        <text:list-item>
          <text:p text:style-name="P70"><text:span text:style-name="T439">Y</text:span><text:span text:style-name="T420">ou </text:span><text:span text:style-name="T432">made </text:span><text:span text:style-name="T449">a </text:span><text:span text:style-name="T167">⌞</text:span><text:span text:style-name="T165">story move⌝ </text:span><text:span text:style-name="T432">to pursue</text:span><text:span text:style-name="T420"> </text:span><text:span text:style-name="T435">a </text:span><text:span text:style-name="T420">Drive.</text:span></text:p>
        </text:list-item>
        <text:list-item>
          <text:p text:style-name="P71"><text:span text:style-name="T420">You offer the GM </text:span><text:span text:style-name="T445">honest-</text:span><text:span text:style-name="T444">but-</text:span><text:span text:style-name="T446">g</text:span><text:span text:style-name="T420">entle constructive </text:span><text:span text:style-name="T448">feedback </text:span><text:span text:style-name="T420">when the</text:span><text:span text:style-name="T443">y do </text:span><text:span text:style-name="T447">GM </text:span><text:span text:style-name="T420">XP.</text:span></text:p>
          <text:p text:style-name="P89"><text:span text:style-name="T420"/></text:p>
        </text:list-item>
      </text:list>
      <text:p text:style-name="P23"><text:span text:style-name="T103">Level up</text:span><text:span text:style-name="T459"> ►</text:span><text:span text:style-name="T41"> </text:span><text:span text:style-name="T64">When you fill your last XP, </text:span><text:span text:style-name="T81">you can </text:span><text:span text:style-name="T64">spend all your XP to</text:span><text:span text:style-name="T42"> </text:span><text:span text:style-name="T64">f</text:span><text:span text:style-name="T205">ill </text:span><text:span text:style-name="T206">a </text:span><text:span text:style-name="T189">○ </text:span><text:span text:style-name="T207">in your playbook—</text:span><text:span text:style-name="T208">y</text:span><text:span text:style-name="T209">ou must fulfill all other criteria to buy the item.</text:span><text:span text:style-name="T348"> </text:span><text:span text:style-name="T363">🗣 </text:span><text:span text:style-name="T411">Instead</text:span><text:span text:style-name="T210"> of </text:span><text:span text:style-name="T211">buy</text:span><text:span text:style-name="T212">ing </text:span><text:span text:style-name="T213">a </text:span><text:span text:style-name="T189">○</text:span><text:span text:style-name="T210">, </text:span><text:span text:style-name="T214">the GM </text:span><text:span text:style-name="T412">might let you buy </text:span><text:span text:style-name="T413">or remove a permanent </text:span><text:span text:style-name="T369">⌞</text:span><text:span text:style-name="T413">status⌝</text:span><text:span text:style-name="T414">. </text:span><text:span text:style-name="T415">You </text:span><text:span text:style-name="T416">probably </text:span><text:span text:style-name="T415">can’t </text:span><text:span text:style-name="T416">buy a </text:span><text:span text:style-name="T386">△, </text:span><text:span text:style-name="T387">but you could ask </text:span><text:span text:style-name="T388">anyway.</text:span></text:p>
      <text:p text:style-name="P22"><text:span text:style-name="T3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8T07:57:50.901232952</dc:date>
    <meta:editing-duration>P19DT18H18M56S</meta:editing-duration>
    <meta:editing-cycles>3545</meta:editing-cycles>
    <meta:generator>LibreOffice/6.0.7.3$Linux_X86_64 LibreOffice_project/00m0$Build-3</meta:generator>
    <meta:print-date>2021-12-03T16:35:10.439073049</meta:print-date>
    <meta:document-statistic meta:table-count="0" meta:image-count="0" meta:object-count="0" meta:page-count="2" meta:paragraph-count="83" meta:word-count="1615" meta:character-count="8708" meta:non-whitespace-character-count="7194"/>
  </office:meta>
</office:document-meta>
</file>